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TECNOLÓGICA NACIONAL</text:p>
      <text:p text:style-name="P1">FACULTAD REGIONAL CÓRDOBA</text:p>
      <text:p text:style-name="P1">DEPARTAMENTO DE INGENIERÍA ELECTRÓNICA</text:p>
      <text:p text:style-name="P1"/>
      <text:p text:style-name="P1">Cátedra de Técnicas Digitales II.</text:p>
      <text:p text:style-name="P1"/>
      <text:p text:style-name="P1">Examen final. 20 de diciembre de 2012.</text:p>
      <text:p text:style-name="P1"/>
      <text:p text:style-name="P3">Se debe medir la salida de un transductor integrado de temperatura. El rango de medición va de 0 a +50 °C (temperatura ambiente). Se pide una resolución de 0,1 °C. La corriente de salida es de 100 <text:span text:style-name="T1">µ</text:span><text:span text:style-name="T2">A por °C, con características similares a las de una fuente ideal de corriente. El error de la cadena completa debe ser igual o menor que 1%. Debe asimismo llevar cuenta de la hora, con resolución de 1 s.</text:span></text:p>
      <text:p text:style-name="P2"/>
      <text:p text:style-name="P2"/>
      <text:p text:style-name="P2">1.- Diseñe el circuito de acondicionamiento de señal para usar el A/D del ARM. Referencia: 3.0 V. Para el valor de error especificado, indique las tolerancias de los componentes pasivos y explique la <text:s/>elección de los activos.</text:p>
      <text:p text:style-name="P2"/>
      <text:p text:style-name="P2"/>
      <text:p text:style-name="P2">2.- Diseñe el circuito de reloj a utilizar para generar la salida de 1 Hz. Explique como hace para usar esa salida de 1Hz para obtener la información de la hora. </text:p>
      <text:p text:style-name="P2"/>
      <text:p text:style-name="P2"/>
      <text:p text:style-name="P2">3.- La hora DEBE ESTAR en formato hh mm ss, con hh {0 … 23}. La información <text:span text:style-name="T3">BCD</text:span><text:span text:style-name="T4"> de este reloj debe ser guardada en un vector. Especifique que tipo de dato usará cada entrada de ese vector (byte, half word o word) para que contenga la información completa de la hora.</text:span></text:p>
      <text:p text:style-name="P4"/>
      <text:p text:style-name="P4"/>
      <text:p text:style-name="P2">4.- A partir de la salida de 1 Hz de (2.-), explique como hace para que el sistema opere por interrupción para hacer una conversión del A/D. Especifique cual entrada de interrupción usa del ARM usado en los TT PP.</text:p>
      <text:p text:style-name="P2"/>
      <text:p text:style-name="P2"/>
      <text:p text:style-name="P2">5.- Diseñe el servicio de interrupción para que lea <text:span text:style-name="T3">ocho veces</text:span><text:span text:style-name="T4"> el A/D en cada toma de datos. Escriba un programa en el Assembler del ARM para acumular las lecturas y hacer luego el promedio.</text:span></text:p>
      <text:p text:style-name="P4"/>
      <text:p text:style-name="P4"/>
      <text:p text:style-name="P4"/>
      <text:p text:style-name="P4">Para aprobar, tres de estos puntos deben estar totalmente correctos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rafael canali</meta:initial-creator>
    <meta:creation-date>2012-12-20T13:09:00.47</meta:creation-date>
    <dc:date>2012-12-20T16:37:02.05</dc:date>
    <dc:creator>luis rafael canali</dc:creator>
    <meta:editing-duration>PT9M10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303" meta:character-count="1692"/>
  </office:meta>
</office:document-meta>
</file>